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rsid="000470e1" officeooo:paragraph-rsid="000470e1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none" officeooo:rsid="004354df" officeooo:paragraph-rsid="004354df"/>
    </style:style>
    <style:style style:name="P4" style:family="paragraph" style:parent-style-name="Standard">
      <style:paragraph-properties fo:text-align="justify" style:justify-single-word="false"/>
      <style:text-properties fo:language="fr" fo:country="FR" style:text-underline-style="none" officeooo:rsid="00452b86" officeooo:paragraph-rsid="00452b86"/>
    </style:style>
    <style:style style:name="P5" style:family="paragraph" style:parent-style-name="Standard">
      <style:paragraph-properties fo:text-align="justify" style:justify-single-word="false"/>
      <style:text-properties fo:language="fr" fo:country="FR" style:text-underline-style="none" officeooo:rsid="004aec86" officeooo:paragraph-rsid="004aec86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none" officeooo:rsid="004aec86" officeooo:paragraph-rsid="004ea3fc"/>
    </style:style>
    <style:style style:name="P7" style:family="paragraph" style:parent-style-name="Standard">
      <style:paragraph-properties fo:text-align="center" style:justify-single-word="false"/>
      <style:text-properties fo:font-size="18pt" fo:language="fr" fo:country="FR" fo:font-weight="bold" officeooo:rsid="000470e1" officeooo:paragraph-rsid="000470e1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26f733" officeooo:paragraph-rsid="0026f733"/>
    </style:style>
    <style:style style:name="P9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26f733" officeooo:paragraph-rsid="00370c6c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0b3536" officeooo:paragraph-rsid="000b3536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1ae90b" officeooo:paragraph-rsid="001ba44f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1ae90b" officeooo:paragraph-rsid="001ae90b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b928a" officeooo:paragraph-rsid="001ae90b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404781" officeooo:paragraph-rsid="00404781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fr" fo:country="FR" style:text-underline-style="none" officeooo:rsid="003eb378" officeooo:paragraph-rsid="003eb378"/>
    </style:style>
    <style:style style:name="P16" style:family="paragraph" style:parent-style-name="Standard" style:list-style-name="L2">
      <style:paragraph-properties fo:text-align="justify" style:justify-single-word="false"/>
      <style:text-properties fo:language="fr" fo:country="FR" style:text-underline-style="none" officeooo:rsid="0052ee75" officeooo:paragraph-rsid="0052ee75"/>
    </style:style>
    <style:style style:name="P17" style:family="paragraph" style:parent-style-name="Standard">
      <style:paragraph-properties fo:text-align="justify" style:justify-single-word="false"/>
      <style:text-properties fo:language="fr" fo:country="FR" style:text-underline-style="none" officeooo:rsid="004af9d5" officeooo:paragraph-rsid="000b3536"/>
    </style:style>
    <style:style style:name="P1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0b3536" officeooo:paragraph-rsid="000b3536"/>
    </style:style>
    <style:style style:name="P1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52ee75" officeooo:paragraph-rsid="0052ee75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0b3536" officeooo:paragraph-rsid="001ba44f" style:font-size-asian="12pt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19502" officeooo:paragraph-rsid="001ba44f" style:font-size-asian="12pt" style:font-size-complex="12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Liberation Serif" fo:font-size="12pt" fo:language="fr" fo:country="FR" style:text-underline-style="none" officeooo:rsid="001d3839" officeooo:paragraph-rsid="001d3839" style:font-size-asian="12pt" style:font-size-complex="12pt"/>
    </style:style>
    <style:style style:name="P23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2ee75" officeooo:paragraph-rsid="0052ee75"/>
    </style:style>
    <style:style style:name="P24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476a7" officeooo:paragraph-rsid="0057567e"/>
    </style:style>
    <style:style style:name="P25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5639f" officeooo:paragraph-rsid="0055639f"/>
    </style:style>
    <style:style style:name="P26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567e" officeooo:paragraph-rsid="0057567e"/>
    </style:style>
    <style:style style:name="P27" style:family="paragraph" style:parent-style-name="Standard" style:list-style-name="L2">
      <style:paragraph-properties fo:margin-top="0.201cm" fo:margin-bottom="0.201cm" loext:contextual-spacing="false" fo:text-align="justify" style:justify-single-word="false"/>
      <style:text-properties fo:language="fr" fo:country="FR" style:text-underline-style="none" officeooo:rsid="00579f7f" officeooo:paragraph-rsid="00579f7f"/>
    </style:style>
    <style:style style:name="P28" style:family="paragraph" style:parent-style-name="Header">
      <style:text-properties fo:language="fr" fo:country="FR" officeooo:rsid="00062dfb" officeooo:paragraph-rsid="00062dfb"/>
    </style:style>
    <style:style style:name="P29" style:family="paragraph" style:parent-style-name="Header">
      <style:text-properties fo:language="fr" fo:country="FR" officeooo:rsid="00062dfb" officeooo:paragraph-rsid="00511f00"/>
    </style:style>
    <style:style style:name="P30" style:family="paragraph" style:parent-style-name="Header">
      <style:text-properties fo:language="fr" fo:country="FR" officeooo:rsid="0021ea57" officeooo:paragraph-rsid="0021ea57"/>
    </style:style>
    <style:style style:name="T1" style:family="text">
      <style:text-properties officeooo:rsid="00204108"/>
    </style:style>
    <style:style style:name="T2" style:family="text">
      <style:text-properties officeooo:rsid="0006ab37"/>
    </style:style>
    <style:style style:name="T3" style:family="text">
      <style:text-properties officeooo:rsid="0020fca9"/>
    </style:style>
    <style:style style:name="T4" style:family="text">
      <style:text-properties officeooo:rsid="0010507f"/>
    </style:style>
    <style:style style:name="T5" style:family="text">
      <style:text-properties officeooo:rsid="00062dfb"/>
    </style:style>
    <style:style style:name="T6" style:family="text">
      <style:text-properties officeooo:rsid="001a5e77"/>
    </style:style>
    <style:style style:name="T7" style:family="text">
      <style:text-properties style:font-name="Liberation Serif" fo:font-size="12pt" officeooo:rsid="00119502" style:font-size-asian="12pt" style:font-size-complex="12pt"/>
    </style:style>
    <style:style style:name="T8" style:family="text">
      <style:text-properties style:font-name="Liberation Serif" fo:font-size="12pt" officeooo:rsid="00379af6" style:font-size-asian="12pt" style:font-size-complex="12pt"/>
    </style:style>
    <style:style style:name="T9" style:family="text">
      <style:text-properties style:font-name="Liberation Serif" fo:font-size="12pt" officeooo:rsid="00387433" style:font-size-asian="12pt" style:font-size-complex="12pt"/>
    </style:style>
    <style:style style:name="T10" style:family="text">
      <style:text-properties style:font-name="Liberation Serif" fo:font-size="12pt" officeooo:rsid="0039c7ae" style:font-size-asian="12pt" style:font-size-complex="12pt"/>
    </style:style>
    <style:style style:name="T11" style:family="text">
      <style:text-properties style:font-name="Liberation Serif" fo:font-size="12pt" officeooo:rsid="003b345c" style:font-size-asian="12pt" style:font-size-complex="12pt"/>
    </style:style>
    <style:style style:name="T12" style:family="text">
      <style:text-properties style:font-name="Liberation Serif" fo:font-size="12pt" officeooo:rsid="003d0aac" style:font-size-asian="12pt" style:font-size-complex="12pt"/>
    </style:style>
    <style:style style:name="T13" style:family="text">
      <style:text-properties style:font-name="Liberation Serif" fo:font-size="12pt" officeooo:rsid="003d92ec" style:font-size-asian="12pt" style:font-size-complex="12pt"/>
    </style:style>
    <style:style style:name="T14" style:family="text">
      <style:text-properties style:font-name="Liberation Serif" fo:font-size="12pt" officeooo:rsid="003dd97d" style:font-size-asian="12pt" style:font-size-complex="12pt"/>
    </style:style>
    <style:style style:name="T15" style:family="text">
      <style:text-properties officeooo:rsid="0026b2bc"/>
    </style:style>
    <style:style style:name="T16" style:family="text">
      <style:text-properties officeooo:rsid="00370c6c"/>
    </style:style>
    <style:style style:name="T17" style:family="text">
      <style:text-properties officeooo:rsid="00379af6"/>
    </style:style>
    <style:style style:name="T18" style:family="text">
      <style:text-properties officeooo:rsid="00387433"/>
    </style:style>
    <style:style style:name="T19" style:family="text">
      <style:text-properties officeooo:rsid="003b345c"/>
    </style:style>
    <style:style style:name="T20" style:family="text">
      <style:text-properties officeooo:rsid="003e26a9"/>
    </style:style>
    <style:style style:name="T21" style:family="text">
      <style:text-properties officeooo:rsid="00463c9f"/>
    </style:style>
    <style:style style:name="T22" style:family="text">
      <style:text-properties officeooo:rsid="004dc49d"/>
    </style:style>
    <style:style style:name="T23" style:family="text">
      <style:text-properties officeooo:rsid="0050b233"/>
    </style:style>
    <style:style style:name="T24" style:family="text">
      <style:text-properties officeooo:rsid="00511f00"/>
    </style:style>
    <style:style style:name="T25" style:family="text">
      <style:text-properties officeooo:rsid="0052ee75"/>
    </style:style>
    <style:style style:name="T26" style:family="text">
      <style:text-properties officeooo:rsid="005476a7"/>
    </style:style>
    <style:style style:name="T27" style:family="text">
      <style:text-properties officeooo:rsid="0057567e"/>
    </style:style>
    <style:style style:name="T28" style:family="text">
      <style:text-properties officeooo:rsid="000b3536"/>
    </style:style>
    <style:style style:name="T29" style:family="text">
      <style:text-properties officeooo:rsid="0058d8b9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7">TP<text:span text:style-name="T25">7</text:span></text:p>
      <text:p text:style-name="P2"/>
      <text:p text:style-name="P18">Architecture : </text:p>
      <text:p text:style-name="P19"/>
      <text:list xml:id="list5410821765371282912" text:style-name="L2">
        <text:list-item>
          <text:p text:style-name="P16">config.h : contient SIZ_M (valeur 10), SIZE (valeur 96) et MAX_SHT (valeur 32767, valeur maximal pour un short).</text:p>
        </text:list-item>
        <text:list-item>
          <text:p text:style-name="P23">diskIO (.h et .<text:span text:style-name="T26">c</text:span>) : <text:span text:style-name="T26">permet de lire un fichier (et le stocker dans un tableau), d’écrire le contenu d’un tableau dans un fichier.</text:span></text:p>
        </text:list-item>
        <text:list-item>
          <text:p text:style-name="P24">diskSortMerge (.h et .c) : permet de trier les différents fichiers de R et de les joindre deux par deux.<text:span text:style-name="T27">Disk Merge Join</text:span></text:p>
        </text:list-item>
        <text:list-item>
          <text:p text:style-name="P25"><text:span text:style-name="T29">o</text:span>utils (.h et .c) : contient la fonction de comparaison nécessaire à qsort() et une fonction de puissance pour éviter l’appel à la librairie "math.h".</text:p>
        </text:list-item>
        <text:list-item>
          <text:p text:style-name="P26">relation (.h et .c) : contient les fonctions pour gérer et générer les répertoires.</text:p>
        </text:list-item>
        <text:list-item>
          <text:p text:style-name="P26"><text:span text:style-name="T29">s</text:span>ortMerge (.h et .c) : contient la fonction de tri avec deux tableaux pour stocker dans deux fichiers.</text:p>
        </text:list-item>
        <text:list-item>
          <text:p text:style-name="P26"><text:span text:style-name="T29">t</text:span>abGenerator (.h et .c) : contient la fonction qui remplir un tableau aléatoirement sans doublons.</text:p>
        </text:list-item>
        <text:list-item>
          <text:p text:style-name="P27"><text:span text:style-name="T29">m</text:span>ain.c : <text:span text:style-name="T28">permettant de faire les appels des autres fonctions en fonction du tp.</text:span>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0062dfb" officeooo:paragraph-rsid="00062dfb"/>
    </style:style>
    <style:style style:name="MP2" style:family="paragraph" style:parent-style-name="Header">
      <style:text-properties fo:language="fr" fo:country="FR" officeooo:rsid="00062dfb" officeooo:paragraph-rsid="00511f00"/>
    </style:style>
    <style:style style:name="MP3" style:family="paragraph" style:parent-style-name="Header">
      <style:text-properties fo:language="fr" fo:country="FR" officeooo:rsid="0021ea57" officeooo:paragraph-rsid="0021ea57"/>
    </style:style>
    <style:style style:name="MP4" style:family="paragraph" style:parent-style-name="Standard">
      <style:paragraph-properties fo:text-align="start" style:justify-single-word="false"/>
      <style:text-properties fo:language="fr" fo:country="FR" officeooo:rsid="000470e1" officeooo:paragraph-rsid="002281fc"/>
    </style:style>
    <style:style style:name="MT1" style:family="text">
      <style:text-properties officeooo:rsid="00204108"/>
    </style:style>
    <style:style style:name="MT2" style:family="text">
      <style:text-properties officeooo:rsid="0050b233"/>
    </style:style>
    <style:style style:name="MT3" style:family="text">
      <style:text-properties officeooo:rsid="0006ab37"/>
    </style:style>
    <style:style style:name="MT4" style:family="text">
      <style:text-properties officeooo:rsid="0020fca9"/>
    </style:style>
    <style:style style:name="MT5" style:family="text">
      <style:text-properties officeooo:rsid="00511f00"/>
    </style:style>
    <style:style style:name="MT6" style:family="text">
      <style:text-properties officeooo:rsid="0010507f"/>
    </style:style>
    <style:style style:name="MT7" style:family="text">
      <style:text-properties officeooo:rsid="00062d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LBEZ Samuel &amp; </text:span>JACQUETTE Pierrick<text:tab/><text:tab/>TP n°<text:span text:style-name="MT2">7</text:span> <text:span text:style-name="MT3">du 17/11/2017</text:span> </text:p>
        <text:p text:style-name="MP2"><text:span text:style-name="MT4">samuel.elbe@gmail.com <text:s/>&amp; pierrick.jacquette@gmail.com</text:span><text:tab/><text:span text:style-name="MT5">Disk Merge Join</text:span></text:p>
        <text:p text:style-name="MP3">21200353 &amp; 21305551</text:p>
      </style:header>
      <style:footer>
        <text:p text:style-name="MP4">Conception <text:span text:style-name="MT6">Av</text:span>ancée de Bases de Données<text:tab/><text:tab/><text:tab/><text:tab/><text:tab/><text:tab/><text:span text:style-name="MT7">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ick </meta:initial-creator>
    <meta:creation-date>2017-10-13T20:36:13.861916564</meta:creation-date>
    <meta:generator>LibreOffice/5.1.6.2$Linux_X86_64 LibreOffice_project/10m0$Build-2</meta:generator>
    <dc:date>2017-11-25T17:00:34.704617401</dc:date>
    <meta:editing-duration>PT2H16M50S</meta:editing-duration>
    <meta:editing-cycles>86</meta:editing-cycles>
    <meta:document-statistic meta:table-count="0" meta:image-count="0" meta:object-count="0" meta:page-count="1" meta:paragraph-count="14" meta:word-count="186" meta:character-count="1094" meta:non-whitespace-character-count="921"/>
  </office:meta>
</office:document-meta>
</file>